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Mekorot-Rashi" svg:font-family="Mekorot-Rashi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rl-tb"/>
      <style:text-properties style:font-name-complex="Mekorot-Rashi"/>
    </style:style>
    <style:style style:name="T1" style:family="text">
      <style:text-properties fo:color="#000000" style:font-name="Times New Roman" fo:font-size="12pt" fo:font-weight="normal" fo:background-color="transparent" style:font-name-asian="Times New Roman"/>
    </style:style>
    <style:style style:name="T2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4pt" fo:font-weight="normal" fo:background-color="transparent" style:font-name-asian="Times New Roman"/>
    </style:style>
    <style:style style:name="T4" style:family="text">
      <style:text-properties fo:color="#000000" style:font-name="Times New Roman" fo:font-size="14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א</text:span><text:span text:style-name="T3"> </text:span><text:span text:style-name="T3">בְּרֵאשִׁית</text:span><text:span text:style-name="T3">, </text:span><text:span text:style-name="T3">בָּרָא</text:span><text:span text:style-name="T3"> </text:span><text:span text:style-name="T3">אֱלֹהִים</text:span><text:span text:style-name="T3">,</text:span><text:span text:style-name="T3"> </text:span><text:span text:style-name="T3">אֵת הַשָּׁמַיִם</text:span><text:span text:style-name="T3">, </text:span><text:span text:style-name="T3">וְאֵת הָאָרֶץ</text:span><text:span text:style-name="T3">.</text:span><text:span text:style-name="T3"> <text:s text:c="6"/></text:span><text:span text:style-name="T1">ב</text:span><text:span text:style-name="T3"> </text:span><text:span text:style-name="T3">וְהָאָרֶץ</text:span><text:span text:style-name="T3">,</text:span><text:span text:style-name="T3"> </text:span><text:span text:style-name="T3">הָיְתָה</text:span><text:span text:style-name="T3"> </text:span><text:span text:style-name="T3">תֹהוּ וָבֹהוּ</text:span><text:span text:style-name="T3">, </text:span><text:span text:style-name="T3">וְחֹשֶׁךְ</text:span><text:span text:style-name="T3">, </text:span><text:span text:style-name="T3">עַל־פְּנֵי תְהוֹם</text:span><text:span text:style-name="T3">; </text:span><text:span text:style-name="T3">וְרוּחַ</text:span><text:span text:style-name="T3"> </text:span><text:span text:style-name="T3">אֱלֹהִים</text:span><text:span text:style-name="T3">,</text:span><text:span text:style-name="T3"> </text:span><text:span text:style-name="T3">מְרַחֶפֶת עַל־פְּנֵי הַמָּיִם</text:span><text:span text:style-name="T3">.</text:span><text:span text:style-name="T3"> </text:span><text:span text:style-name="T1">ג</text:span><text:span text:style-name="T3"> </text:span><text:span text:style-name="T3">וַיֹּאמֶר</text:span><text:span text:style-name="T3"> </text:span><text:span text:style-name="T3">אֱלֹהִים</text:span><text:span text:style-name="T3">,</text:span><text:span text:style-name="T3"> </text:span><text:span text:style-name="T3">יְהִי אוֹר</text:span><text:span text:style-name="T3">;</text:span><text:span text:style-name="T3"> </text:span><text:span text:style-name="T3">וַיְהִי־אוֹר</text:span><text:span text:style-name="T3">.</text:span><text:span text:style-name="T3"> </text:span><text:span text:style-name="T1">ד</text:span><text:span text:style-name="T3"> </text:span><text:span text:style-name="T3">וַיַּרְא</text:span><text:span text:style-name="T3"> </text:span><text:span text:style-name="T3">אֱלֹהִים</text:span><text:span text:style-name="T3"> </text:span><text:span text:style-name="T3">אֶת־הָאוֹר</text:span><text:span text:style-name="T3">,</text:span><text:span text:style-name="T3"> </text:span><text:span text:style-name="T3">כִּי־טוֹב</text:span><text:span text:style-name="T3">;</text:span><text:span text:style-name="T3"> </text:span><text:span text:style-name="T3">וַיַּבְדֵּל</text:span><text:span text:style-name="T3"> </text:span><text:span text:style-name="T3">אֱלֹהִים</text:span><text:span text:style-name="T3">,</text:span><text:span text:style-name="T3"> </text:span><text:span text:style-name="T3">בֵּין הָאוֹר וּבֵין הַחֹשֶׁךְ</text:span><text:span text:style-name="T3">.</text:span><text:span text:style-name="T3"> <text:s text:c="15"/></text:span><text:span text:style-name="T1">ה</text:span><text:span text:style-name="T3"> </text:span><text:span text:style-name="T3">וַיִּקְרָא</text:span><text:span text:style-name="T3"> </text:span><text:span text:style-name="T3">אֱלֹהִים</text:span><text:span text:style-name="T3"> </text:span><text:span text:style-name="T3">לָאוֹר יוֹם</text:span><text:span text:style-name="T3">, </text:span><text:span text:style-name="T3">וְלַחֹשֶׁךְ קָרָא לָיְלָה</text:span><text:span text:style-name="T3">;</text:span><text:span text:style-name="T3"> <text:s/></text:span><text:span text:style-name="T3">וַיְהִי־עֶרֶב</text:span><text:span text:style-name="T3"> </text:span><text:span text:style-name="T3">וַיְהִי־בֹקֶר</text:span><text:span text:style-name="T3">,</text:span><text:span text:style-name="T3"> </text:span><text:span text:style-name="T3">יוֹם אֶחָד</text:span><text:span text:style-name="T3">.</text:span><text:span text:style-name="T3"><text:tab/><text:tab/></text:span><text:span text:style-name="T3">{</text:span><text:span text:style-name="T3">פ</text:span><text:span text:style-name="T3">}</text:span></text:p>
      <text:p text:style-name="P1"><text:span text:style-name="T1">ו</text:span><text:span text:style-name="T3"> וַיֹּאמֶר אֱלֹהִים</text:span><text:span text:style-name="T3">, </text:span><text:span text:style-name="T3">יְהִי רָקִיעַ בְּתוֹךְ הַמָּיִם</text:span><text:span text:style-name="T3">, </text:span><text:span text:style-name="T3">וִיהִי מַבְדִּיל</text:span><text:span text:style-name="T3">, </text:span><text:span text:style-name="T3">בֵּין מַיִם לָמָיִם</text:span><text:span text:style-name="T3">. </text:span><text:span text:style-name="T1">ז</text:span><text:span text:style-name="T3"> וַיַּעַשׂ אֱלֹהִים</text:span><text:span text:style-name="T3">, </text:span><text:span text:style-name="T3">אֶת־הָרָקִיעַ</text:span><text:span text:style-name="T3">, </text:span><text:span text:style-name="T3">וַיַּבְדֵּל בֵּין הַמַּיִם אֲשֶׁר מִתַּחַת לָרָקִיעַ</text:span><text:span text:style-name="T3">, </text:span><text:span text:style-name="T3">וּבֵין הַמַּיִם אֲשֶׁר מֵעַל לָרָקִיעַ</text:span><text:span text:style-name="T3">; </text:span><text:span text:style-name="T3">וַיְהִי־כֵן</text:span><text:span text:style-name="T3">. </text:span><text:span text:style-name="T1">ח</text:span><text:span text:style-name="T3"> וַיִּקְרָא אֱלֹהִים לָרָקִיעַ</text:span><text:span text:style-name="T3">, </text:span><text:span text:style-name="T3">שָׁמָיִם</text:span><text:span text:style-name="T3">; </text:span><text:span text:style-name="T3">וַיְהִי־עֶרֶב וַיְהִי־בֹקֶר</text:span><text:span text:style-name="T3">, </text:span><text:span text:style-name="T3">יוֹם שֵׁנִי</text:span><text:span text:style-name="T3">. </text:span><text:span text:style-name="T3"><text:tab/><text:tab/></text:span><text:span text:style-name="T3">{</text:span><text:span text:style-name="T3">פ</text:span><text:span text:style-name="T3">}</text:span></text:p>
      <text:p text:style-name="P1"><text:span text:style-name="T1">ט</text:span><text:span text:style-name="T3"> וַיֹּאמֶר אֱלֹהִים</text:span><text:span text:style-name="T3">, </text:span><text:span text:style-name="T3">יִקָּווּ הַמַּיִם מִתַּחַת הַשָּׁמַיִם אֶל־מָקוֹם אֶחָד</text:span><text:span text:style-name="T3">, </text:span><text:span text:style-name="T3">וְתֵרָאֶה</text:span><text:span text:style-name="T3">, </text:span><text:span text:style-name="T3">הַיַּבָּשָׁה</text:span><text:span text:style-name="T3">; </text:span><text:span text:style-name="T3">וַיְהִי־כֵן</text:span><text:span text:style-name="T3">. </text:span><text:span text:style-name="T1">י</text:span><text:span text:style-name="T3"> וַיִּקְרָא אֱלֹהִים לַיַּבָּשָׁה אֶרֶץ</text:span><text:span text:style-name="T3">, </text:span><text:span text:style-name="T3">וּלְמִקְוֵה הַמַּיִם קָרָא יַמִּים</text:span><text:span text:style-name="T3">; </text:span><text:span text:style-name="T3">וַיַּרְא אֱלֹהִים</text:span><text:span text:style-name="T3">, </text:span><text:span text:style-name="T3">כִּי־טוֹב</text:span><text:span text:style-name="T3">. </text:span><text:span text:style-name="T1">יא</text:span><text:span text:style-name="T3"> וַיֹּאמֶר אֱלֹהִים</text:span><text:span text:style-name="T3">, </text:span><text:span text:style-name="T3">תַּדְשֵׁא הָאָרֶץ דֶּשֶׁא עֵשֶׂב מַזְרִיעַ זֶרַע</text:span><text:span text:style-name="T3">, </text:span><text:span text:style-name="T3">עֵץ פְּרִי עֹשֶׂה פְּרִי לְמִינוֹ</text:span><text:span text:style-name="T3">, </text:span><text:span text:style-name="T3">אֲשֶׁר זַרְעוֹ־בוֹ עַל־הָאָרֶץ</text:span><text:span text:style-name="T3">; </text:span><text:span text:style-name="T3">וַיְהִי־כֵן</text:span><text:span text:style-name="T3">. </text:span><text:span text:style-name="T1">יב</text:span><text:span text:style-name="T3"> וַתּוֹצֵא הָאָרֶץ דֶּשֶׁא עֵשֶׂב מַזְרִיעַ זֶרַע</text:span><text:span text:style-name="T3">, </text:span><text:span text:style-name="T3">לְמִינֵהוּ</text:span><text:span text:style-name="T3">, </text:span><text:span text:style-name="T3">וְעֵץ עֹשֶׂה־פְּרִי אֲשֶׁר זַרְעוֹ־בוֹ</text:span><text:span text:style-name="T3">, </text:span><text:span text:style-name="T3">לְמִינֵהוּ</text:span><text:span text:style-name="T3">; </text:span><text:span text:style-name="T3">וַיַּרְא אֱלֹהִים</text:span><text:span text:style-name="T3">, </text:span><text:span text:style-name="T3">כִּי־טוֹב</text:span><text:span text:style-name="T3">. </text:span><text:span text:style-name="T1">יג</text:span><text:span text:style-name="T3"> וַיְהִי־עֶרֶב וַיְהִי־בֹקֶר</text:span><text:span text:style-name="T3">, </text:span><text:span text:style-name="T3">יוֹם שְׁלִישִׁי</text:span><text:span text:style-name="T3">. <text:s text:c="2"/></text:span><text:span text:style-name="T3"><text:tab/><text:tab/><text:tab/></text:span><text:span text:style-name="T3">{</text:span><text:span text:style-name="T3">פ</text:span><text:span text:style-name="T3">}</text:span></text:p>
      <text:p text:style-name="P1"><text:span text:style-name="T1">יד</text:span><text:span text:style-name="T3"> וַיֹּאמֶר אֱלֹהִים</text:span><text:span text:style-name="T3">, </text:span><text:span text:style-name="T3">יְהִי מְאֹרֹת בִּרְקִיעַ הַשָּׁמַיִם</text:span><text:span text:style-name="T3">, </text:span><text:span text:style-name="T3">לְהַבְדִּיל</text:span><text:span text:style-name="T3">, </text:span><text:span text:style-name="T3">בֵּין הַיּוֹם וּבֵין הַלָּיְלָה</text:span><text:span text:style-name="T3">; </text:span><text:span text:style-name="T3">וְהָיוּ לְאֹתֹת וּלְמוֹעֲדִים</text:span><text:span text:style-name="T3">, </text:span><text:span text:style-name="T3">וּלְיָמִים וְשָׁנִים</text:span><text:span text:style-name="T3">. </text:span><text:span text:style-name="T1">טו</text:span><text:span text:style-name="T3"> וְהָיוּ לִמְאוֹרֹת בִּרְקִיעַ הַשָּׁמַיִם</text:span><text:span text:style-name="T3">, </text:span><text:span text:style-name="T3">לְהָאִיר עַל־הָאָרֶץ</text:span><text:span text:style-name="T3">; </text:span><text:span text:style-name="T3">וַיְהִי־כֵן</text:span><text:span text:style-name="T3">. </text:span><text:span text:style-name="T1">טז</text:span><text:span text:style-name="T3"> וַיַּעַשׂ אֱלֹהִים</text:span><text:span text:style-name="T3">, </text:span><text:span text:style-name="T3">אֶת־שְׁנֵי הַמְּאֹרֹת הַגְּדֹלִים</text:span><text:span text:style-name="T3">: </text:span><text:span text:style-name="T3">אֶת־הַמָּאוֹר הַגָּדֹל</text:span><text:span text:style-name="T3">, </text:span><text:span text:style-name="T3">לְמֶמְשֶׁלֶת הַיּוֹם</text:span><text:span text:style-name="T3">, </text:span><text:span text:style-name="T3">וְאֶת־הַמָּאוֹר הַקָּטֹן לְמֶמְשֶׁלֶת הַלַּיְלָה</text:span><text:span text:style-name="T3">, </text:span><text:span text:style-name="T3">וְאֵת הַכּוֹכָבִים</text:span><text:span text:style-name="T3">. </text:span><text:span text:style-name="T1">יז</text:span><text:span text:style-name="T3"> וַיִּתֵּן אֹתָם אֱלֹהִים</text:span><text:span text:style-name="T3">, </text:span><text:span text:style-name="T3">בִּרְקִיעַ הַשָּׁמָיִם</text:span><text:span text:style-name="T3">, </text:span><text:span text:style-name="T3">לְהָאִיר</text:span><text:span text:style-name="T3">, </text:span><text:span text:style-name="T3">עַל־הָאָרֶץ</text:span><text:span text:style-name="T3">. </text:span><text:span text:style-name="T1">יח</text:span><text:span text:style-name="T3"> וְלִמְשֹׁל</text:span><text:span text:style-name="T3">, </text:span><text:span text:style-name="T3">בַּיּוֹם וּבַלַּיְלָה</text:span><text:span text:style-name="T3">, </text:span><text:span text:style-name="T3">וּלְהַבְדִּיל</text:span><text:span text:style-name="T3">, </text:span><text:span text:style-name="T3">בֵּין הָאוֹר וּבֵין הַחֹשֶׁךְ</text:span><text:span text:style-name="T3">; </text:span><text:span text:style-name="T3">וַיַּרְא אֱלֹהִים</text:span><text:span text:style-name="T3">, </text:span><text:span text:style-name="T3">כִּי־טוֹב</text:span><text:span text:style-name="T3">. </text:span><text:span text:style-name="T1">יט</text:span><text:span text:style-name="T3"> וַיְהִי־עֶרֶב וַיְהִי־בֹקֶר</text:span><text:span text:style-name="T3">, </text:span><text:span text:style-name="T3">יוֹם רְבִיעִי</text:span><text:span text:style-name="T3">. <text:s text:c="2"/></text:span><text:span text:style-name="T3">{</text:span><text:span text:style-name="T3">פ</text:span><text:span text:style-name="T3">}</text:span></text:p>
      <text:p text:style-name="P1"><text:span text:style-name="T1">כ</text:span><text:span text:style-name="T3"> וַיֹּאמֶר אֱלֹהִים</text:span><text:span text:style-name="T3">, </text:span><text:span text:style-name="T3">יִשְׁרְצוּ הַמַּיִם</text:span><text:span text:style-name="T3">, </text:span><text:span text:style-name="T3">שֶׁרֶץ נֶפֶשׁ חַיָּה</text:span><text:span text:style-name="T3">; </text:span><text:span text:style-name="T3">וְעוֹף יְעוֹפֵף עַל־הָאָרֶץ</text:span><text:span text:style-name="T3">, </text:span><text:span text:style-name="T3">עַל־פְּנֵי רְקִיעַ הַשָּׁמָיִם</text:span><text:span text:style-name="T3">. </text:span><text:span text:style-name="T1">כא</text:span><text:span text:style-name="T3"> וַיִּבְרָא אֱלֹהִים</text:span><text:span text:style-name="T3">, </text:span><text:span text:style-name="T3">אֶת־הַתַּנִּינִם הַגְּדֹלִים</text:span><text:span text:style-name="T3">; </text:span><text:span text:style-name="T3">וְאֵת כָּל־נֶפֶשׁ הַחַיָּה הָרֹמֶשֶׂת אֲשֶׁר שָׁרְצוּ הַמַּיִם לְמִינֵהֶם</text:span><text:span text:style-name="T3">, </text:span><text:span text:style-name="T3">וְאֵת כָּל־עוֹף כָּנָף לְמִינֵהוּ</text:span><text:span text:style-name="T3">, </text:span><text:span text:style-name="T3">וַיַּרְא אֱלֹהִים</text:span><text:span text:style-name="T3">, </text:span><text:span text:style-name="T3">כִּי־טוֹב</text:span><text:span text:style-name="T3">. </text:span><text:span text:style-name="T1">כב</text:span><text:span text:style-name="T3"> וַיְבָרֶךְ אֹתָם אֱלֹהִים</text:span><text:span text:style-name="T3">, </text:span><text:span text:style-name="T3">לֵאמֹר</text:span><text:span text:style-name="T3">: </text:span><text:span text:style-name="T3">פְּרוּ וּרְבוּ</text:span><text:span text:style-name="T3">, </text:span><text:span text:style-name="T3">וּמִלְאוּ אֶת־הַמַּיִם בַּיַּמִּים</text:span><text:span text:style-name="T3">, </text:span><text:span text:style-name="T3">וְהָעוֹף</text:span><text:span text:style-name="T3">, </text:span><text:span text:style-name="T3">יִרֶב בָּאָרֶץ</text:span><text:span text:style-name="T3">. </text:span><text:span text:style-name="T1">כג</text:span><text:span text:style-name="T3"> וַיְהִי־עֶרֶב וַיְהִי־בֹקֶר</text:span><text:span text:style-name="T3">, </text:span><text:span text:style-name="T3">יוֹם חֲמִישִׁי</text:span><text:span text:style-name="T3">. <text:s/></text:span><text:span text:style-name="T3"><text:tab/></text:span><text:span text:style-name="T3"> <text:s text:c="6"/></text:span><text:span text:style-name="T3"><text:tab/></text:span><text:span text:style-name="T3">{</text:span><text:span text:style-name="T3">פ</text:span><text:span text:style-name="T3">}</text:span></text:p>
      <text:p text:style-name="P1"><text:span text:style-name="T1">כד</text:span><text:span text:style-name="T3"> וַיֹּאמֶר אֱלֹהִים</text:span><text:span text:style-name="T3">, </text:span><text:span text:style-name="T3">תּוֹצֵא הָאָרֶץ נֶפֶשׁ חַיָּה לְמִינָהּ</text:span><text:span text:style-name="T3">, </text:span><text:span text:style-name="T3">בְּהֵמָה וָרֶמֶשׂ וְחַיְתוֹ־אֶרֶץ</text:span><text:span text:style-name="T3">, </text:span><text:span text:style-name="T3">לְמִינָהּ</text:span><text:span text:style-name="T3">; </text:span><text:span text:style-name="T3">וַיְהִי־כֵן</text:span><text:span text:style-name="T3">. </text:span><text:span text:style-name="T1">כה</text:span><text:span text:style-name="T3"> וַיַּעַשׂ אֱלֹהִים אֶת־חַיַּת הָאָרֶץ לְמִינָהּ</text:span><text:span text:style-name="T3">, </text:span><text:span text:style-name="T3">וְאֶת־הַבְּהֵמָה לְמִינָהּ</text:span><text:span text:style-name="T3">, </text:span><text:span text:style-name="T3">וְאֵת כָּל־רֶמֶשׂ הָאֲדָמָה</text:span><text:span text:style-name="T3">, </text:span><text:span text:style-name="T3">לְמִינֵהוּ</text:span><text:span text:style-name="T3">; </text:span><text:span text:style-name="T3">וַיַּרְא אֱלֹהִים</text:span><text:span text:style-name="T3">, </text:span><text:span text:style-name="T3">כִּי־טוֹב</text:span><text:span text:style-name="T3">. </text:span><text:span text:style-name="T1">כו</text:span><text:span text:style-name="T3"> וַיֹּאמֶר אֱלֹהִים</text:span><text:span text:style-name="T3">, </text:span><text:span text:style-name="T3">נַעֲשֶׂה אָדָם בְּצַלְמֵנוּ כִּדְמוּתֵנוּ</text:span><text:span text:style-name="T3">; </text:span><text:span text:style-name="T3">וְיִרְדּוּ בִדְגַת הַיָּם וּבְעוֹף הַשָּׁמַיִם</text:span><text:span text:style-name="T3">, </text:span><text:span text:style-name="T3">וּבַבְּהֵמָה וּבְכָל־הָאָרֶץ</text:span><text:span text:style-name="T3">, </text:span><text:span text:style-name="T3">וּבְכָל־הָרֶמֶשׂ</text:span><text:span text:style-name="T3">, </text:span><text:span text:style-name="T3">הָרֹמֵשׂ עַל־הָאָרֶץ</text:span><text:span text:style-name="T3">. </text:span><text:span text:style-name="T1">כז</text:span><text:span text:style-name="T3"> וַיִּבְרָא אֱלֹהִים אֶת־הָאָדָם בְּצַלְמוֹ</text:span><text:span text:style-name="T3">, </text:span><text:span text:style-name="T3">בְּצֶלֶם אֱלֹהִים בָּרָא אֹתוֹ</text:span><text:span text:style-name="T3">:</text:span><text:span text:style-name="T3">  </text:span><text:span text:style-name="T3">זָכָר וּנְקֵבָה</text:span><text:span text:style-name="T3">, </text:span><text:span text:style-name="T3">בָּרָא אֹתָם</text:span><text:span text:style-name="T3">. </text:span><text:span text:style-name="T1">כח</text:span><text:span text:style-name="T3"> וַיְבָרֶךְ אֹתָם</text:span><text:span text:style-name="T3">, </text:span><text:span text:style-name="T3">אֱלֹהִים</text:span><text:span text:style-name="T3">, </text:span><text:span text:style-name="T3">וַיֹּאמֶר לָהֶם אֱלֹהִים פְּרוּ וּרְבוּ וּמִלְאוּ אֶת־הָאָרֶץ</text:span><text:span text:style-name="T3">, </text:span><text:span text:style-name="T3">וְכִבְשֻׁהָ</text:span><text:span text:style-name="T3">; </text:span><text:span text:style-name="T3">וּרְדוּ בִּדְגַת הַיָּם</text:span><text:span text:style-name="T3">, </text:span><text:span text:style-name="T3">וּבְעוֹף הַשָּׁמַיִם</text:span><text:span text:style-name="T3">, </text:span><text:span text:style-name="T3">וּבְכָל־חַיָּה</text:span><text:span text:style-name="T3">, </text:span><text:span text:style-name="T3">הָרֹמֶשֶׂת עַל־הָאָרֶץ</text:span><text:span text:style-name="T3">. </text:span><text:span text:style-name="T1">כט</text:span><text:span text:style-name="T3"> וַיֹּאמֶר אֱלֹהִים</text:span><text:span text:style-name="T3">, </text:span><text:span text:style-name="T3">הִנֵּה נָתַתִּי לָכֶם אֶת־כָּל־עֵשֶׂב זֹרֵעַ זֶרַע אֲשֶׁר עַל־פְּנֵי כָל־הָאָרֶץ</text:span><text:span text:style-name="T3">, </text:span><text:span text:style-name="T3">וְאֶת־כָּל־הָעֵץ אֲשֶׁר־בּוֹ פְרִי־עֵץ</text:span><text:span text:style-name="T3">, </text:span><text:span text:style-name="T3">זֹרֵעַ זָרַע</text:span><text:span text:style-name="T3">:</text:span><text:span text:style-name="T3">  </text:span><text:span text:style-name="T3">לָכֶם יִהְיֶה</text:span><text:span text:style-name="T3">, </text:span><text:span text:style-name="T3">לְאָכְלָה</text:span><text:span text:style-name="T3">. </text:span><text:span text:style-name="T1">ל</text:span><text:span text:style-name="T3"> וּלְכָל־חַיַּת הָאָרֶץ וּלְכָל־עוֹף הַשָּׁמַיִם וּלְכֹל רוֹמֵשׂ עַל־הָאָרֶץ</text:span><text:span text:style-name="T3">, </text:span><text:span text:style-name="T3">אֲשֶׁר־בּוֹ נֶפֶשׁ חַיָּה</text:span><text:span text:style-name="T3">, </text:span><text:span text:style-name="T3">אֶת־כָּל־יֶרֶק עֵשֶׂב</text:span><text:span text:style-name="T3">, </text:span><text:span text:style-name="T3">לְאָכְלָה</text:span><text:span text:style-name="T3">; </text:span><text:span text:style-name="T3">וַיְהִי־כֵן</text:span><text:span text:style-name="T3">. </text:span><text:span text:style-name="T1">לא</text:span><text:span text:style-name="T3"> וַיַּרְא אֱלֹהִים אֶת־כָּל־אֲשֶׁר עָשָׂה</text:span><text:span text:style-name="T3">, </text:span><text:span text:style-name="T3">וְהִנֵּה־טוֹב מְאֹד</text:span><text:span text:style-name="T3">; </text:span><text:span text:style-name="T3">וַיְהִי־עֶרֶב וַיְהִי־בֹקֶר</text:span><text:span text:style-name="T3">, </text:span><text:span text:style-name="T3">יוֹם הַשִּׁשִּׁי</text:span><text:span text:style-name="T3">.</text:span><text:span text:style-name="T3"><text:tab/></text:span><text:span text:style-name="T3"> </text:span><text:span text:style-name="T3"><text:tab/></text:span><text:span text:style-name="T3">{</text:span><text:span text:style-name="T3">פ</text:span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/>
    <style:font-face style:name="Mekorot-Rashi" svg:font-family="Mekorot-Rashi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21:25:25.02</dc:date>
    <dc:creator>Aharon Varady</dc:creator>
    <meta:editing-duration>P0D</meta:editing-duration>
    <meta:editing-cycles>1</meta:editing-cycles>
    <meta:document-statistic meta:table-count="0" meta:image-count="0" meta:object-count="0" meta:page-count="1" meta:paragraph-count="6" meta:word-count="398" meta:character-count="2396" meta:non-whitespace-character-count="1958"/>
    <meta:generator>LibreOffice/4.0.2.2$Windows_x86 LibreOffice_project/4c82dcdd6efcd48b1d8bba66bfe1989deee49c3</meta:generator>
  </office:meta>
</office:document-meta>
</file>